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3366" draw:stroke-linejoin="round" draw:fill-color="#003366" draw:opacity="100%" draw:opacity-name="" draw:textarea-horizontal-align="justify" draw:textarea-vertical-align="middle" draw:auto-grow-height="false" fo:min-height="6.68cm" fo:min-width="6.43cm"/>
    </style:style>
    <style:style style:name="gr2" style:family="graphic" style:parent-style-name="standard">
      <style:graphic-properties draw:stroke="none" draw:stroke-dash="Fine_20_Dashed" svg:stroke-color="#000000" draw:marker-start="" draw:fill="none" draw:fill-color="#ffffff" draw:opacity="100%" draw:opacity-name="" fo:min-height="7.779cm"/>
    </style:style>
    <style:style style:name="P1" style:family="paragraph">
      <loext:graphic-properties draw:fill-color="#003366" draw:opacity="100%"/>
      <style:paragraph-properties fo:text-align="center"/>
      <style:text-properties style:text-line-through-style="none" style:text-line-through-type="none" fo:font-style="normal" fo:text-shadow="none" style:text-underline-style="none" fo:font-weight="normal"/>
    </style:style>
    <style:style style:name="P2" style:family="paragraph">
      <style:text-properties fo:font-style="normal" fo:font-weight="bold"/>
    </style:style>
    <style:style style:name="P3" style:family="paragraph">
      <loext:graphic-properties draw:fill="none" draw:fill-color="#ffffff" draw:opacity="100%"/>
      <style:text-properties fo:color="#ffffff" style:font-name="Times New Roman" fo:font-size="220pt" fo:font-style="normal" fo:font-weight="bold" style:font-size-asian="220pt" style:font-weight-asian="bold" style:font-size-complex="220pt" style:font-weight-complex="bold"/>
    </style:style>
    <style:style style:name="T1" style:family="text">
      <style:text-properties fo:color="#ffffff" style:font-name="Cambria" fo:font-size="220pt" style:font-name-asian="Cambria" style:font-size-asian="220pt" style:font-weight-asian="bold" style:font-name-complex="Cambria" style:font-size-complex="2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8cm" svg:height="9.8cm" svg:x="6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469cm" svg:height="9.348cm" draw:transform="rotate (-0.244869694054804) translate (10.21cm 9.596cm)">
          <draw:text-box>
            <text:p text:style-name="P2"><text:span text:style-name="T1">₣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8T23:14:55.633000000</meta:creation-date>
    <dc:date>2015-11-08T23:39:16.779000000</dc:date>
    <meta:editing-duration>PT8M54S</meta:editing-duration>
    <meta:editing-cycles>1</meta:editing-cycles>
    <meta:document-statistic meta:object-count="2"/>
    <meta:generator>LibreOffice/5.0.3.2$Windows_x86 LibreOffice_project/e5f16313668ac592c1bfb310f4390624e3dbfb75</meta:generator>
  </office:meta>
</office:document-meta>
</file>